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742cm"/>
    </style:style>
    <style:style style:name="co2" style:family="table-column">
      <style:table-column-properties fo:break-before="auto" style:column-width="3.979cm"/>
    </style:style>
    <style:style style:name="co3" style:family="table-column">
      <style:table-column-properties fo:break-before="auto" style:column-width="1.676cm"/>
    </style:style>
    <style:style style:name="co4" style:family="table-column">
      <style:table-column-properties fo:break-before="auto" style:column-width="0.58cm"/>
    </style:style>
    <style:style style:name="co5" style:family="table-column">
      <style:table-column-properties fo:break-before="auto" style:column-width="15.75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855cm" fo:break-before="auto" style:use-optimal-row-height="true"/>
    </style:style>
    <style:style style:name="ro2" style:family="table-row">
      <style:table-row-properties style:row-height="4.08cm" fo:break-before="auto" style:use-optimal-row-height="true"/>
    </style:style>
    <style:style style:name="ro3" style:family="table-row">
      <style:table-row-properties style:row-height="9.396cm" fo:break-before="auto" style:use-optimal-row-height="true"/>
    </style:style>
    <style:style style:name="ro4" style:family="table-row">
      <style:table-row-properties style:row-height="6.278cm" fo:break-before="auto" style:use-optimal-row-height="true"/>
    </style:style>
    <style:style style:name="ro5" style:family="table-row">
      <style:table-row-properties style:row-height="2.738cm" fo:break-before="auto" style:use-optimal-row-height="true"/>
    </style:style>
    <style:style style:name="ro6" style:family="table-row">
      <style:table-row-properties style:row-height="3.632cm" fo:break-before="auto" style:use-optimal-row-height="true"/>
    </style:style>
    <style:style style:name="ro7" style:family="table-row">
      <style:table-row-properties style:row-height="4.494cm" fo:break-before="auto" style:use-optimal-row-height="true"/>
    </style:style>
    <style:style style:name="ro8" style:family="table-row">
      <style:table-row-properties style:row-height="2.29cm" fo:break-before="auto" style:use-optimal-row-height="true"/>
    </style:style>
    <style:style style:name="ro9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2.55pt solid #000000" fo:padding="0.136cm" style:vertical-align="top"/>
      <style:paragraph-properties fo:text-align="center" fo:margin-left="0cm" style:writing-mode="lr-tb"/>
      <style:text-properties style:font-name="Arial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9" style:family="table-cell" style:parent-style-name="Default">
      <style:table-cell-properties fo:border-bottom="2.55pt solid #000000" style:text-align-source="fix" style:repeat-content="false" fo:wrap-option="wrap" fo:border-left="2.55pt solid #000000" fo:padding="0.136cm" fo:border-right="none" fo:border-top="2.55pt solid #000000" style:vertical-align="top"/>
      <style:paragraph-properties fo:text-align="center" fo:margin-left="0cm" style:writing-mode="lr-tb"/>
      <style:text-properties style:font-name="Arial"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2.55pt solid #000000" style:text-align-source="fix" style:repeat-content="false" fo:wrap-option="wrap" fo:border-left="none" fo:padding="0.136cm" fo:border-right="2.55pt solid #000000" fo:border-top="2.55pt solid #000000" style:vertical-align="top"/>
      <style:paragraph-properties fo:text-align="center" fo:margin-left="0cm" style:writing-mode="lr-tb"/>
      <style:text-properties style:font-name="Arial"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5" style:family="table-cell" style:parent-style-name="Default">
      <style:table-cell-properties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T1" style:family="text">
      <style:text-properties style:font-name="Arial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acklog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13"/>
        <table:table-column table:style-name="co4" table:default-cell-style-name="ce12"/>
        <table:table-column table:style-name="co5" table:default-cell-style-name="ce2"/>
        <table:table-column table:style-name="co6" table:number-columns-repeated="1019" table:default-cell-style-name="ce5"/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aleur</text:p>
          </table:table-cell>
          <table:table-cell table:style-name="ce9" office:value-type="string" calcext:value-type="string">
            <text:p>Coût</text:p>
          </table:table-cell>
          <table:table-cell table:style-name="ce11"/>
          <table:table-cell table:style-name="ce1" office:value-type="string" calcext:value-type="string">
            <text:p>Critères d’acceptat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n tant qu’utilisateur</text:p>
            <text:p>Je veux me connecter sur learnAtHome </text:p>
            <text:p>Afin que je puisse accéder au dashboard</text:p>
          </table:table-cell>
          <table:table-cell office:value-type="string" calcext:value-type="string">
            <text:p><text:span text:style-name="T1">65</text:span></text:p>
            <text:p>(174+174+174)/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IVEN je suis un utilisateur déconnecté et je suis sur la page de connexion</text:p>
            <text:p><text:span text:style-name="T2">WHEN je remplis les champs « email », « Mot de passe », et que je clique sur le bouton Connexion</text:span></text:p>
            <text:p><text:span text:style-name="T2">AND le compte existe</text:span></text:p>
            <text:p><text:span text:style-name="T2">AND le mail et le mot de passe sont corrects</text:span></text:p>
            <text:p><text:span text:style-name="T2">AND le type de compte est valide (élève, tuteur ou administrateur)</text:span></text:p>
            <text:p><text:span text:style-name="T2">THEN le système me connecte</text:span></text:p>
            <text:p><text:span text:style-name="T2">AND le système me redirige vers le dashboard</text:span></text:p>
            <text:p/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n tant qu’utilisateur ayant oublié mon mot de passe</text:p>
            <text:p>Je veux me connecter sur learnAtHome </text:p>
            <text:p>Afin que je puisse accéder au dashboard</text:p>
            <text:p/>
          </table:table-cell>
          <table:table-cell office:value-type="string" calcext:value-type="string">
            <text:p><text:span text:style-name="T1">40</text:span></text:p>
            <text:p>(174+174+174)/1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GIVEN je suis un utilisateur déconnecté et je suis sur la page de connexion</text:p>
            <text:p>AND j’ai oublié mon mot de passe</text:p>
            <text:p>WHEN je clique sur le bouton « J’ai oublié mon de passe »</text:p>
            <text:p>AND je remplis le champs « email », et que je clique sur le bouton Nouveau mot de passe</text:p>
            <text:p>AND l’email est le bon</text:p>
            <text:p><text:span text:style-name="T2">THEN le système m’envoie un code d’activation</text:span></text:p>
            <text:p><text:span text:style-name="T2">GIVEN je reçois le code par mail</text:span></text:p>
            <text:p><text:span text:style-name="T2">WHEN je remplis le champ « Nous vous avons envoyé un code </text:span></text:p>
            <text:p><text:span text:style-name="T2">Saisissez-le ci-dessous pour vérifier EMAIL. », et que je clique sur le bouton Envoyer le code</text:span></text:p>
            <text:p><text:span text:style-name="T2">THEN le système me redirige vers la page Nouveau mot de passe</text:span></text:p>
            <text:p><text:span text:style-name="T2">GIVEN je suis sur la page nouveau mot de passe</text:span></text:p>
            <text:p><text:span text:style-name="T2">WHEN je remplis les champs « Nouveau mot de passe », « Répéter le nouveau mot de passe », et que je clique sur le bouton Enregistrer</text:span></text:p>
            <text:p><text:span text:style-name="T2">AND les critères de sécurité sont remplis</text:span></text:p>
            <text:p><text:span text:style-name="T2">THEN le système me connecte</text:span></text:p>
            <text:p><text:span text:style-name="T2">AND le système me redirige sur le dashboard</text:span></text:p>
            <text:p><text:span text:style-name="T2">AND un message m’indique que mon mot de passe a bien été modifié</text:span></text:p>
            <text:p/>
            <text:p/>
          </table:table-cell>
          <table:table-cell table:number-columns-repeated="1019"/>
        </table:table-row>
        <table:table-row table:style-name="ro4">
          <table:table-cell office:value-type="string" calcext:value-type="string">
            <text:p>En tant que visiteur</text:p>
            <text:p>Je veux m’inscrire sur learnAtHome</text:p>
            <text:p>Afin que je puisse me connecter</text:p>
          </table:table-cell>
          <table:table-cell office:value-type="string" calcext:value-type="string">
            <text:p><text:span text:style-name="T1">25</text:span></text:p>
            <text:p>(174+174+174)/2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GIVEN je suis un visiteur déconnecté et je suis sur la page d’inscription</text:p>
            <text:p>WHEN je remplis les champs « Nom », « Prénom », « Email », « Mot de passe », « Type de compte », et que je clique sur le bouton Connexion</text:p>
            <text:p>THEN le système m’envoie un code d’activation</text:p>
            <text:p>GIVEN je reçois le code par mail</text:p>
            <text:p><text:span text:style-name="T2">WHEN je remplis le champ « Nous vous avons envoyé un code </text:span></text:p>
            <text:p><text:span text:style-name="T2">Saisissez-le ci-dessous pour vérifier EMAIL. », et que je clique sur le bouton Envoyer le code</text:span></text:p>
            <text:p><text:span text:style-name="T2">THEN le système me connecte avec un compte de type élève</text:span></text:p>
            <text:p><text:span text:style-name="T2">AND le système me redirige sur le dashboard</text:span></text:p>
            <text:p><text:span text:style-name="T2">AND un message m’indique que mon profil est en cours de validation, et qu’un mail confirmant l’activation de mon compte me sera envoyé</text:span></text:p>
            <text:p><text:span text:style-name="T2"/></text:p>
            <text:p><text:span text:style-name="T2"/>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En tant qu’administrateur</text:p>
            <text:p>Je veux rechercher un compte utilisateur</text:p>
            <text:p>Afin que je puisse voir l’état du compte utilisateur</text:p>
            <text:p/>
          </table:table-cell>
          <table:table-cell office:value-type="string" calcext:value-type="string">
            <text:p><text:span text:style-name="T1">25</text:span></text:p>
            <text:p>(174+109+44)/1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GIVEN je suis un administrateur connecté et je suis sur la page Gérer les comptes utilisateurs</text:p>
            <text:p>WHEN je remplis le champs Rechercher par nom</text:p>
            <text:p>THEN la liste est mise à jour de façon dynamique en fonction des résultats</text:p>
            <text:p>AND la pagination est mise à jour de façon dynamique en fonction de la liste</text:p>
            <text:p/>
          </table:table-cell>
          <table:table-cell table:number-columns-repeated="1019"/>
        </table:table-row>
        <table:table-row table:style-name="ro6">
          <table:table-cell office:value-type="string" calcext:value-type="string">
            <text:p>En tant qu’administrateur</text:p>
            <text:p>Je veux consulter les comptes utilisateurs</text:p>
            <text:p>Afin que je puisse voir l’état des comptes utilisateurs</text:p>
            <text:p/>
          </table:table-cell>
          <table:table-cell office:value-type="string" calcext:value-type="string">
            <text:p><text:span text:style-name="T1">19</text:span></text:p>
            <text:p>(174+174+44)/2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GIVEN je suis un administrateur connecté et je suis sur le dashboard</text:p>
            <text:p>WHEN je clique sur Gérer les comptes utilisateurs</text:p>
            <text:p>THEN le système me redirige sur la page Gérer les comptes utilisateurs</text:p>
            <text:p>AND les comptes utilisateurs sont affichés sous forme de liste</text:p>
            <text:p>AND un système de trie est disponible (alphabétique, chronologique, par type de compte)</text:p>
            <text:p>AND un système de pagination permet de naviguer entre les comptes</text:p>
            <text:p/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n tant qu’administrateur</text:p>
            <text:p>Je veux modifier un compte utilisateur</text:p>
            <text:p>Afin que je puisse modifier l’état d’un compte utilisateur</text:p>
            <text:p/>
          </table:table-cell>
          <table:table-cell table:number-columns-repeated="3"/>
          <table:table-cell office:value-type="string" calcext:value-type="string">
            <text:p>GIVEN je suis un administrateur connecté et je suis sur la page Gérer les comptes utilisateurs</text:p>
            <text:p>WHEN je choisis un nouveau type pour le compte à modifier, et que je clique sur le bouton Modifier</text:p>
            <text:p>THEN le type du compte choisit, est mis à jour dans la liste</text:p>
            <text:p><text:span text:style-name="T2">AND un message m’indique que le type du compte a bien été modifié,et qu’un mail d’information est envoyé à l’utilisateur</text:span></text:p>
            <text:p><text:span text:style-name="T2">AND un mail est envoyé à l’utilisateur, l’informant du changement de statut</text:span></text:p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En tant qu’administrateur</text:p>
            <text:p>Je veux supprimer un compte utilisateur</text:p>
            <text:p>Afin que je puisse supprimer un compte utilisateur</text:p>
            <text:p/>
          </table:table-cell>
          <table:table-cell table:number-columns-repeated="3"/>
          <table:table-cell office:value-type="string" calcext:value-type="string">
            <text:p>GIVEN je suis un administrateur connecté et je suis sur la page Gérer les comptes utilisateurs</text:p>
            <text:p>WHEN je clique sur le bouton Supprimer</text:p>
            <text:p>AND je clique sur le bouton Confirmer la suppression définitive</text:p>
            <text:p>THEN le compte choisit, est retiré de la liste</text:p>
            <text:p><text:span text:style-name="T2">AND un message m’indique que le compte utilisateur est supprimé, et qu’un mail d’information est envoyé à l’utilisateur</text:span></text:p>
            <text:p><text:span text:style-name="T2">AND un mail est envoyé à l’utilisateur, l’informant de la suppression de son compte</text:span></text:p>
            <text:p><text:span text:style-name="T2"/>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En tant qu’administrateur</text:p>
            <text:p>Je veux être notifié q’un compte utilisateur est à activer</text:p>
            <text:p>Afin que je puisse activer un compte utilisateur</text:p>
            <text:p/>
          </table:table-cell>
          <table:table-cell table:number-columns-repeated="3"/>
          <table:table-cell office:value-type="string" calcext:value-type="string">
            <text:p>GIVEN je suis un administrateur connecté et je suis sur la page Gérer les comptes utilisateurs</text:p>
            <text:p>WHEN un utilisateur vient de s’inscrire</text:p>
            <text:p>THEN le compte du nouvel utilisateur est affiché en haut de la liste</text:p>
            <text:p>AND un message m’indique qu’un nouveau compte est à activer</text:p>
            <text:p/>
          </table:table-cell>
          <table:table-cell table:number-columns-repeated="1019"/>
        </table:table-row>
        <table:table-row table:style-name="ro8">
          <table:table-cell office:value-type="string" calcext:value-type="string">
            <text:p>En tant qu’administrateur</text:p>
            <text:p>Je veux être notifié q’un compte utilisateur est à activer</text:p>
            <text:p>Afin que je puisse activer un compte utilisateur</text:p>
            <text:p/>
          </table:table-cell>
          <table:table-cell table:number-columns-repeated="3"/>
          <table:table-cell office:value-type="string" calcext:value-type="string">
            <text:p>GIVEN je suis un administrateur connecté et je suis sur le dashboard</text:p>
            <text:p>WHEN un utilisateur vient de s’inscrire</text:p>
            <text:p>THEN le nombre de nouveaux comptes utilisateurs est incrémenté et mis en gras</text:p>
            <text:p>AND un message m’indique qu’un nouveau compte est à activer</text:p>
            <text:p/>
          </table:table-cell>
          <table:table-cell table:number-columns-repeated="1019"/>
        </table:table-row>
        <table:table-row table:style-name="ro9" table:number-rows-repeated="104856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loext:scale-to-X="1" loext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1">00/00/0000</text:date>, <text:time style:data-style-name="N2" text:time-value="18:25:27.4164074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8T14:33:27.127471281</meta:creation-date>
    <dc:date>2021-12-21T18:27:00.443966915</dc:date>
    <meta:editing-duration>PT7H1M5S</meta:editing-duration>
    <meta:editing-cycles>61</meta:editing-cycles>
    <meta:generator>LibreOffice/6.4.7.2$Linux_X86_64 LibreOffice_project/40$Build-2</meta:generator>
    <meta:document-statistic meta:table-count="1" meta:cell-count="32" meta:object-count="0"/>
  </office:meta>
</office:document-meta>
</file>